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4.2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3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NET MIGRATION RATE(MIGRANT(S)/1,000 POPULATION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7/geos/af.html" xlink:type="simple">Afghanistan</text:a></text:p>
          </table:table-cell>
          <table:table-cell office:value-type="string" calcext:value-type="string">
            <text:p>-0.9 migrant(s)/1,000 population (2017 est.)</text:p>
          </table:table-cell>
          <table:table-cell table:formula="of:=MID([.B2]; 1; FIND(&quot; &quot;; [.B2])-1)" office:value-type="string" office:string-value="-0.9" calcext:value-type="string">
            <text:p>-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l.html" xlink:type="simple">Albania</text:a></text:p>
          </table:table-cell>
          <table:table-cell office:value-type="string" calcext:value-type="string">
            <text:p>-3.3 migrant(s)/1,000 population (2017 est.)</text:p>
          </table:table-cell>
          <table:table-cell table:formula="of:=MID([.B3]; 1; FIND(&quot; &quot;; [.B3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g.html" xlink:type="simple">Algeria</text:a></text:p>
          </table:table-cell>
          <table:table-cell office:value-type="string" calcext:value-type="string">
            <text:p>-0.9 migrant(s)/1,000 population (2017 est.)</text:p>
          </table:table-cell>
          <table:table-cell table:formula="of:=MID([.B4]; 1; FIND(&quot; &quot;; [.B4])-1)" office:value-type="string" office:string-value="-0.9" calcext:value-type="string">
            <text:p>-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q.html" xlink:type="simple">American Samoa</text:a></text:p>
          </table:table-cell>
          <table:table-cell office:value-type="string" calcext:value-type="string">
            <text:p>-26.7 migrant(s)/1,000 population (2017 est.)</text:p>
          </table:table-cell>
          <table:table-cell table:formula="of:=MID([.B5]; 1; FIND(&quot; &quot;; [.B5])-1)" office:value-type="string" office:string-value="-26.7" calcext:value-type="string">
            <text:p>-2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n.html" xlink:type="simple">Andorra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6]; 1; FIND(&quot; &quot;; [.B6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o.html" xlink:type="simple">Angola</text:a></text:p>
          </table:table-cell>
          <table:table-cell office:value-type="string" calcext:value-type="string">
            <text:p>0.2 migrant(s)/1,000 population (2017 est.)</text:p>
          </table:table-cell>
          <table:table-cell table:formula="of:=MID([.B7]; 1; FIND(&quot; &quot;; [.B7])-1)" office:value-type="string" office:string-value="0.2" calcext:value-type="string">
            <text:p>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v.html" xlink:type="simple">Anguilla</text:a></text:p>
          </table:table-cell>
          <table:table-cell office:value-type="string" calcext:value-type="string">
            <text:p>11.7 migrant(s)/1,000 population (2017 est.)</text:p>
          </table:table-cell>
          <table:table-cell table:formula="of:=MID([.B8]; 1; FIND(&quot; &quot;; [.B8])-1)" office:value-type="string" office:string-value="11.7" calcext:value-type="string">
            <text:p>1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c.html" xlink:type="simple">Antigua and Barbuda</text:a></text:p>
          </table:table-cell>
          <table:table-cell office:value-type="string" calcext:value-type="string">
            <text:p>2.2 migrant(s)/1,000 population (2017 est.)</text:p>
          </table:table-cell>
          <table:table-cell table:formula="of:=MID([.B9]; 1; FIND(&quot; &quot;; [.B9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r.html" xlink:type="simple">Argentina</text:a></text:p>
          </table:table-cell>
          <table:table-cell office:value-type="string" calcext:value-type="string">
            <text:p>-0.1 migrant(s)/1,000 population (2017 est.)</text:p>
          </table:table-cell>
          <table:table-cell table:formula="of:=MID([.B10]; 1; FIND(&quot; &quot;; [.B10])-1)" office:value-type="string" office:string-value="-0.1" calcext:value-type="string">
            <text:p>-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m.html" xlink:type="simple">Armenia</text:a></text:p>
          </table:table-cell>
          <table:table-cell office:value-type="string" calcext:value-type="string">
            <text:p>-5.7 migrant(s)/1,000 population (2017 est.)</text:p>
          </table:table-cell>
          <table:table-cell table:formula="of:=MID([.B11]; 1; FIND(&quot; &quot;; [.B11])-1)" office:value-type="string" office:string-value="-5.7" calcext:value-type="string">
            <text:p>-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a.html" xlink:type="simple">Aruba</text:a></text:p>
          </table:table-cell>
          <table:table-cell office:value-type="string" calcext:value-type="string">
            <text:p>8.7 migrant(s)/1,000 population (2017 est.)</text:p>
          </table:table-cell>
          <table:table-cell table:formula="of:=MID([.B12]; 1; FIND(&quot; &quot;; [.B12])-1)" office:value-type="string" office:string-value="8.7" calcext:value-type="string">
            <text:p>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s.html" xlink:type="simple">Australia</text:a></text:p>
          </table:table-cell>
          <table:table-cell office:value-type="string" calcext:value-type="string">
            <text:p>5.5 migrant(s)/1,000 population (2017 est.)</text:p>
          </table:table-cell>
          <table:table-cell table:formula="of:=MID([.B13]; 1; FIND(&quot; &quot;; [.B13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u.html" xlink:type="simple">Austria</text:a></text:p>
          </table:table-cell>
          <table:table-cell office:value-type="string" calcext:value-type="string">
            <text:p>4.8 migrant(s)/1,000 population (2017 est.)</text:p>
          </table:table-cell>
          <table:table-cell table:formula="of:=MID([.B14]; 1; FIND(&quot; &quot;; [.B14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j.html" xlink:type="simple">Azerbaijan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15]; 1; FIND(&quot; &quot;; [.B1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f.html" xlink:type="simple">Bahamas, The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16]; 1; FIND(&quot; &quot;; [.B16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a.html" xlink:type="simple">Bahrain</text:a></text:p>
          </table:table-cell>
          <table:table-cell office:value-type="string" calcext:value-type="string">
            <text:p>12.1 migrant(s)/1,000 population (2017 est.)</text:p>
          </table:table-cell>
          <table:table-cell table:formula="of:=MID([.B17]; 1; FIND(&quot; &quot;; [.B17])-1)" office:value-type="string" office:string-value="12.1" calcext:value-type="string">
            <text:p>1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g.html" xlink:type="simple">Bangladesh</text:a></text:p>
          </table:table-cell>
          <table:table-cell office:value-type="string" calcext:value-type="string">
            <text:p>-3.1 migrant(s)/1,000 population (2017 est.)</text:p>
          </table:table-cell>
          <table:table-cell table:formula="of:=MID([.B18]; 1; FIND(&quot; &quot;; [.B18])-1)" office:value-type="string" office:string-value="-3.1" calcext:value-type="string">
            <text:p>-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b.html" xlink:type="simple">Barbados</text:a></text:p>
          </table:table-cell>
          <table:table-cell office:value-type="string" calcext:value-type="string">
            <text:p>-0.3 migrant(s)/1,000 population (2017 est.)</text:p>
          </table:table-cell>
          <table:table-cell table:formula="of:=MID([.B19]; 1; FIND(&quot; &quot;; [.B19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o.html" xlink:type="simple">Belarus</text:a></text:p>
          </table:table-cell>
          <table:table-cell office:value-type="string" calcext:value-type="string">
            <text:p>0.7 migrant(s)/1,000 population (2017 est.)</text:p>
          </table:table-cell>
          <table:table-cell table:formula="of:=MID([.B20]; 1; FIND(&quot; &quot;; [.B20])-1)" office:value-type="string" office:string-value="0.7" calcext:value-type="string">
            <text:p>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e.html" xlink:type="simple">Belgium</text:a></text:p>
          </table:table-cell>
          <table:table-cell office:value-type="string" calcext:value-type="string">
            <text:p>5.4 migrant(s)/1,000 population (2017 est.)</text:p>
          </table:table-cell>
          <table:table-cell table:formula="of:=MID([.B21]; 1; FIND(&quot; &quot;; [.B21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h.html" xlink:type="simple">Belize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22]; 1; FIND(&quot; &quot;; [.B22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n.html" xlink:type="simple">Benin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23]; 1; FIND(&quot; &quot;; [.B2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d.html" xlink:type="simple">Bermuda</text:a></text:p>
          </table:table-cell>
          <table:table-cell office:value-type="string" calcext:value-type="string">
            <text:p>1.8 migrant(s)/1,000 population (2017 est.)</text:p>
          </table:table-cell>
          <table:table-cell table:formula="of:=MID([.B24]; 1; FIND(&quot; &quot;; [.B24])-1)" office:value-type="string" office:string-value="1.8" calcext:value-type="string">
            <text:p>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t.html" xlink:type="simple">Bhutan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25]; 1; FIND(&quot; &quot;; [.B2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l.html" xlink:type="simple">Bolivia</text:a></text:p>
          </table:table-cell>
          <table:table-cell office:value-type="string" calcext:value-type="string">
            <text:p>-0.5 migrant(s)/1,000 population (2017 est.)</text:p>
          </table:table-cell>
          <table:table-cell table:formula="of:=MID([.B26]; 1; FIND(&quot; &quot;; [.B26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k.html" xlink:type="simple">Bosnia and Herzegovina</text:a></text:p>
          </table:table-cell>
          <table:table-cell office:value-type="string" calcext:value-type="string">
            <text:p>-0.4 migrant(s)/1,000 population (2017 est.)</text:p>
          </table:table-cell>
          <table:table-cell table:formula="of:=MID([.B27]; 1; FIND(&quot; &quot;; [.B27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c.html" xlink:type="simple">Botswana</text:a></text:p>
          </table:table-cell>
          <table:table-cell office:value-type="string" calcext:value-type="string">
            <text:p>3 migrant(s)/1,000 population (2017 est.)</text:p>
          </table:table-cell>
          <table:table-cell table:formula="of:=MID([.B28]; 1; FIND(&quot; &quot;; [.B28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r.html" xlink:type="simple">Brazil</text:a></text:p>
          </table:table-cell>
          <table:table-cell office:value-type="string" calcext:value-type="string">
            <text:p>-0.1 migrant(s)/1,000 population (2017 est.)</text:p>
          </table:table-cell>
          <table:table-cell table:formula="of:=MID([.B29]; 1; FIND(&quot; &quot;; [.B29])-1)" office:value-type="string" office:string-value="-0.1" calcext:value-type="string">
            <text:p>-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i.html" xlink:type="simple">British Virgin Islands</text:a></text:p>
          </table:table-cell>
          <table:table-cell office:value-type="string" calcext:value-type="string">
            <text:p>16.5 migrant(s)/1,000 population (2017 est.)</text:p>
          </table:table-cell>
          <table:table-cell table:formula="of:=MID([.B30]; 1; FIND(&quot; &quot;; [.B30])-1)" office:value-type="string" office:string-value="16.5" calcext:value-type="string">
            <text:p>1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x.html" xlink:type="simple">Brunei</text:a></text:p>
          </table:table-cell>
          <table:table-cell office:value-type="string" calcext:value-type="string">
            <text:p>2.4 migrant(s)/1,000 population (2017 est.)</text:p>
          </table:table-cell>
          <table:table-cell table:formula="of:=MID([.B31]; 1; FIND(&quot; &quot;; [.B31])-1)" office:value-type="string" office:string-value="2.4" calcext:value-type="string">
            <text:p>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u.html" xlink:type="simple">Bulgaria</text:a></text:p>
          </table:table-cell>
          <table:table-cell office:value-type="string" calcext:value-type="string">
            <text:p>-0.3 migrant(s)/1,000 population (2017 est.)</text:p>
          </table:table-cell>
          <table:table-cell table:formula="of:=MID([.B32]; 1; FIND(&quot; &quot;; [.B32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v.html" xlink:type="simple">Burkina Faso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33]; 1; FIND(&quot; &quot;; [.B3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m.html" xlink:type="simple">Burma</text:a></text:p>
          </table:table-cell>
          <table:table-cell office:value-type="string" calcext:value-type="string">
            <text:p>-1.5 migrant(s)/1,000 population (2017 est.)</text:p>
          </table:table-cell>
          <table:table-cell table:formula="of:=MID([.B34]; 1; FIND(&quot; &quot;; [.B34])-1)" office:value-type="string" office:string-value="-1.5" calcext:value-type="string">
            <text:p>-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y.html" xlink:type="simple">Burundi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35]; 1; FIND(&quot; &quot;; [.B3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v.html" xlink:type="simple">Cabo Verde</text:a></text:p>
          </table:table-cell>
          <table:table-cell office:value-type="string" calcext:value-type="string">
            <text:p>-0.6 migrant(s)/1,000 population (2017 est.)</text:p>
          </table:table-cell>
          <table:table-cell table:formula="of:=MID([.B36]; 1; FIND(&quot; &quot;; [.B36])-1)" office:value-type="string" office:string-value="-0.6" calcext:value-type="string">
            <text:p>-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b.html" xlink:type="simple">Cambodia</text:a></text:p>
          </table:table-cell>
          <table:table-cell office:value-type="string" calcext:value-type="string">
            <text:p>-0.3 migrant(s)/1,000 population (2017 est.)</text:p>
          </table:table-cell>
          <table:table-cell table:formula="of:=MID([.B37]; 1; FIND(&quot; &quot;; [.B37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m.html" xlink:type="simple">Cameroon</text:a></text:p>
          </table:table-cell>
          <table:table-cell office:value-type="string" calcext:value-type="string">
            <text:p>-0.1 migrant(s)/1,000 population (2017 est.)</text:p>
          </table:table-cell>
          <table:table-cell table:formula="of:=MID([.B38]; 1; FIND(&quot; &quot;; [.B38])-1)" office:value-type="string" office:string-value="-0.1" calcext:value-type="string">
            <text:p>-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a.html" xlink:type="simple">Canada</text:a></text:p>
          </table:table-cell>
          <table:table-cell office:value-type="string" calcext:value-type="string">
            <text:p>5.7 migrant(s)/1,000 population (2017 est.)</text:p>
          </table:table-cell>
          <table:table-cell table:formula="of:=MID([.B39]; 1; FIND(&quot; &quot;; [.B39])-1)" office:value-type="string" office:string-value="5.7" calcext:value-type="string">
            <text:p>5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j.html" xlink:type="simple">Cayman Islands</text:a></text:p>
          </table:table-cell>
          <table:table-cell office:value-type="string" calcext:value-type="string">
            <text:p>13.8 migrant(s)/1,000 population</text:p>
            <text:p>note: major destination for Cubans trying to migrate to the US (2017 est.)</text:p>
          </table:table-cell>
          <table:table-cell table:formula="of:=MID([.B40]; 1; FIND(&quot; &quot;; [.B40])-1)" office:value-type="string" office:string-value="13.8" calcext:value-type="string">
            <text:p>1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t.html" xlink:type="simple">Central African Republic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41]; 1; FIND(&quot; &quot;; [.B41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d.html" xlink:type="simple">Chad</text:a></text:p>
          </table:table-cell>
          <table:table-cell office:value-type="string" calcext:value-type="string">
            <text:p>-3.2 migrant(s)/1,000 population (2017 est.)</text:p>
          </table:table-cell>
          <table:table-cell table:formula="of:=MID([.B42]; 1; FIND(&quot; &quot;; [.B42])-1)" office:value-type="string" office:string-value="-3.2" calcext:value-type="string">
            <text:p>-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i.html" xlink:type="simple">Chile</text:a></text:p>
          </table:table-cell>
          <table:table-cell office:value-type="string" calcext:value-type="string">
            <text:p>0.3 migrant(s)/1,000 population (2017 est.)</text:p>
          </table:table-cell>
          <table:table-cell table:formula="of:=MID([.B43]; 1; FIND(&quot; &quot;; [.B43])-1)" office:value-type="string" office:string-value="0.3" calcext:value-type="string">
            <text:p>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h.html" xlink:type="simple">China</text:a></text:p>
          </table:table-cell>
          <table:table-cell office:value-type="string" calcext:value-type="string">
            <text:p>-0.4 migrant(s)/1,000 population (2017 est.)</text:p>
          </table:table-cell>
          <table:table-cell table:formula="of:=MID([.B44]; 1; FIND(&quot; &quot;; [.B44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o.html" xlink:type="simple">Colombia</text:a></text:p>
          </table:table-cell>
          <table:table-cell office:value-type="string" calcext:value-type="string">
            <text:p>-0.6 migrant(s)/1,000 population (2017 est.)</text:p>
          </table:table-cell>
          <table:table-cell table:formula="of:=MID([.B45]; 1; FIND(&quot; &quot;; [.B45])-1)" office:value-type="string" office:string-value="-0.6" calcext:value-type="string">
            <text:p>-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n.html" xlink:type="simple">Comoros</text:a></text:p>
          </table:table-cell>
          <table:table-cell office:value-type="string" calcext:value-type="string">
            <text:p>-2.4 migrant(s)/1,000 population (2017 est.)</text:p>
          </table:table-cell>
          <table:table-cell table:formula="of:=MID([.B46]; 1; FIND(&quot; &quot;; [.B46])-1)" office:value-type="string" office:string-value="-2.4" calcext:value-type="string">
            <text:p>-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g.html" xlink:type="simple">Congo, Democratic Republic of the</text:a></text:p>
          </table:table-cell>
          <table:table-cell office:value-type="string" calcext:value-type="string">
            <text:p>-0.2 migrant(s)/1,000 population (2017 est.)</text:p>
          </table:table-cell>
          <table:table-cell table:formula="of:=MID([.B47]; 1; FIND(&quot; &quot;; [.B47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f.html" xlink:type="simple">Congo, Republic of the</text:a></text:p>
          </table:table-cell>
          <table:table-cell office:value-type="string" calcext:value-type="string">
            <text:p>-3.8 migrant(s)/1,000 population (2017 est.)</text:p>
          </table:table-cell>
          <table:table-cell table:formula="of:=MID([.B48]; 1; FIND(&quot; &quot;; [.B48])-1)" office:value-type="string" office:string-value="-3.8" calcext:value-type="string">
            <text:p>-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s.html" xlink:type="simple">Costa Rica</text:a></text:p>
          </table:table-cell>
          <table:table-cell office:value-type="string" calcext:value-type="string">
            <text:p>0.8 migrant(s)/1,000 population (2017 est.)</text:p>
          </table:table-cell>
          <table:table-cell table:formula="of:=MID([.B49]; 1; FIND(&quot; &quot;; [.B49])-1)" office:value-type="string" office:string-value="0.8" calcext:value-type="string">
            <text:p>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v.html" xlink:type="simple">Cote d'Ivoire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50]; 1; FIND(&quot; &quot;; [.B50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r.html" xlink:type="simple">Croatia</text:a></text:p>
          </table:table-cell>
          <table:table-cell office:value-type="string" calcext:value-type="string">
            <text:p>-1.7 migrant(s)/1,000 population (2017 est.)</text:p>
          </table:table-cell>
          <table:table-cell table:formula="of:=MID([.B51]; 1; FIND(&quot; &quot;; [.B51])-1)" office:value-type="string" office:string-value="-1.7" calcext:value-type="string">
            <text:p>-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u.html" xlink:type="simple">Cuba</text:a></text:p>
          </table:table-cell>
          <table:table-cell office:value-type="string" calcext:value-type="string">
            <text:p>-4.9 migrant(s)/1,000 population (2017 est.)</text:p>
          </table:table-cell>
          <table:table-cell table:formula="of:=MID([.B52]; 1; FIND(&quot; &quot;; [.B52])-1)" office:value-type="string" office:string-value="-4.9" calcext:value-type="string">
            <text:p>-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c.html" xlink:type="simple">Curacao</text:a></text:p>
          </table:table-cell>
          <table:table-cell office:value-type="string" calcext:value-type="string">
            <text:p>-1.3 migrant(s)/1,000 population (2017 est.)</text:p>
          </table:table-cell>
          <table:table-cell table:formula="of:=MID([.B53]; 1; FIND(&quot; &quot;; [.B53])-1)" office:value-type="string" office:string-value="-1.3" calcext:value-type="string">
            <text:p>-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y.html" xlink:type="simple">Cyprus</text:a></text:p>
          </table:table-cell>
          <table:table-cell office:value-type="string" calcext:value-type="string">
            <text:p>8.7 migrant(s)/1,000 population (2017 est.)</text:p>
          </table:table-cell>
          <table:table-cell table:formula="of:=MID([.B54]; 1; FIND(&quot; &quot;; [.B54])-1)" office:value-type="string" office:string-value="8.7" calcext:value-type="string">
            <text:p>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z.html" xlink:type="simple">Czechia</text:a></text:p>
          </table:table-cell>
          <table:table-cell office:value-type="string" calcext:value-type="string">
            <text:p>2.3 migrant(s)/1,000 population (2017 est.)</text:p>
          </table:table-cell>
          <table:table-cell table:formula="of:=MID([.B55]; 1; FIND(&quot; &quot;; [.B55])-1)" office:value-type="string" office:string-value="2.3" calcext:value-type="string">
            <text:p>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a.html" xlink:type="simple">Denmark</text:a></text:p>
          </table:table-cell>
          <table:table-cell office:value-type="string" calcext:value-type="string">
            <text:p>2.1 migrant(s)/1,000 population (2017 est.)</text:p>
          </table:table-cell>
          <table:table-cell table:formula="of:=MID([.B56]; 1; FIND(&quot; &quot;; [.B56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j.html" xlink:type="simple">Djibouti</text:a></text:p>
          </table:table-cell>
          <table:table-cell office:value-type="string" calcext:value-type="string">
            <text:p>5.7 migrant(s)/1,000 population (2017 est.)</text:p>
          </table:table-cell>
          <table:table-cell table:formula="of:=MID([.B57]; 1; FIND(&quot; &quot;; [.B57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o.html" xlink:type="simple">Dominica</text:a></text:p>
          </table:table-cell>
          <table:table-cell office:value-type="string" calcext:value-type="string">
            <text:p>-5.4 migrant(s)/1,000 population (2017 est.)</text:p>
          </table:table-cell>
          <table:table-cell table:formula="of:=MID([.B58]; 1; FIND(&quot; &quot;; [.B58])-1)" office:value-type="string" office:string-value="-5.4" calcext:value-type="string">
            <text:p>-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r.html" xlink:type="simple">Dominican Republic</text:a></text:p>
          </table:table-cell>
          <table:table-cell office:value-type="string" calcext:value-type="string">
            <text:p>-1.9 migrant(s)/1,000 population (2017 est.)</text:p>
          </table:table-cell>
          <table:table-cell table:formula="of:=MID([.B59]; 1; FIND(&quot; &quot;; [.B59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c.html" xlink:type="simple">Ecuador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60]; 1; FIND(&quot; &quot;; [.B60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g.html" xlink:type="simple">Egypt</text:a></text:p>
          </table:table-cell>
          <table:table-cell office:value-type="string" calcext:value-type="string">
            <text:p>-0.5 migrant(s)/1,000 population (2017 est.)</text:p>
          </table:table-cell>
          <table:table-cell table:formula="of:=MID([.B61]; 1; FIND(&quot; &quot;; [.B61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s.html" xlink:type="simple">El Salvador</text:a></text:p>
          </table:table-cell>
          <table:table-cell office:value-type="string" calcext:value-type="string">
            <text:p>-8 migrant(s)/1,000 population (2017 est.)</text:p>
          </table:table-cell>
          <table:table-cell table:formula="of:=MID([.B62]; 1; FIND(&quot; &quot;; [.B62])-1)" office:value-type="string" office:string-value="-8" calcext:value-type="string">
            <text:p>-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k.html" xlink:type="simple">Equatorial Guinea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63]; 1; FIND(&quot; &quot;; [.B6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r.html" xlink:type="simple">Eritrea</text:a></text:p>
          </table:table-cell>
          <table:table-cell office:value-type="string" calcext:value-type="string">
            <text:p>-13.9 migrant(s)/1,000 population (2017 est.)</text:p>
          </table:table-cell>
          <table:table-cell table:formula="of:=MID([.B64]; 1; FIND(&quot; &quot;; [.B64])-1)" office:value-type="string" office:string-value="-13.9" calcext:value-type="string">
            <text:p>-1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n.html" xlink:type="simple">Estonia</text:a></text:p>
          </table:table-cell>
          <table:table-cell office:value-type="string" calcext:value-type="string">
            <text:p>-3.2 migrant(s)/1,000 population (2017 est.)</text:p>
          </table:table-cell>
          <table:table-cell table:formula="of:=MID([.B65]; 1; FIND(&quot; &quot;; [.B65])-1)" office:value-type="string" office:string-value="-3.2" calcext:value-type="string">
            <text:p>-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t.html" xlink:type="simple">Ethiopia</text:a></text:p>
          </table:table-cell>
          <table:table-cell office:value-type="string" calcext:value-type="string">
            <text:p>-0.2 migrant(s)/1,000 population (2017 est.)</text:p>
          </table:table-cell>
          <table:table-cell table:formula="of:=MID([.B66]; 1; FIND(&quot; &quot;; [.B66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e.html" xlink:type="simple">European Union</text:a></text:p>
          </table:table-cell>
          <table:table-cell office:value-type="string" calcext:value-type="string">
            <text:p>2.5 migrant(s)/1,000 population (2016 est.)</text:p>
          </table:table-cell>
          <table:table-cell table:formula="of:=MID([.B67]; 1; FIND(&quot; &quot;; [.B67])-1)" office:value-type="string" office:string-value="2.5" calcext:value-type="string">
            <text:p>2.5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fk.html" xlink:type="simple">Falkland Islands (Islas Malvinas)</text:a></text:p>
          </table:table-cell>
          <table:table-cell office:value-type="string" calcext:value-type="string">
            <text:p>NA</text:p>
          </table:table-cell>
          <table:table-cell table:formula="of:=MID([.B68]; 1; FIND(&quot; &quot;; [.B68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o.html" xlink:type="simple">Faroe Islands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69]; 1; FIND(&quot; &quot;; [.B69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j.html" xlink:type="simple">Fiji</text:a></text:p>
          </table:table-cell>
          <table:table-cell office:value-type="string" calcext:value-type="string">
            <text:p>-6.5 migrant(s)/1,000 population (2017 est.)</text:p>
          </table:table-cell>
          <table:table-cell table:formula="of:=MID([.B70]; 1; FIND(&quot; &quot;; [.B70])-1)" office:value-type="string" office:string-value="-6.5" calcext:value-type="string">
            <text:p>-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i.html" xlink:type="simple">Finland</text:a></text:p>
          </table:table-cell>
          <table:table-cell office:value-type="string" calcext:value-type="string">
            <text:p>2.9 migrant(s)/1,000 population (2017 est.)</text:p>
          </table:table-cell>
          <table:table-cell table:formula="of:=MID([.B71]; 1; FIND(&quot; &quot;; [.B71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r.html" xlink:type="simple">France</text:a></text:p>
          </table:table-cell>
          <table:table-cell office:value-type="string" calcext:value-type="string">
            <text:p>1.1 migrant(s)/1,000 population (2017 est.)</text:p>
          </table:table-cell>
          <table:table-cell table:formula="of:=MID([.B72]; 1; FIND(&quot; &quot;; [.B72])-1)" office:value-type="string" office:string-value="1.1" calcext:value-type="string">
            <text:p>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p.html" xlink:type="simple">French Polynesia</text:a></text:p>
          </table:table-cell>
          <table:table-cell office:value-type="string" calcext:value-type="string">
            <text:p>-0.8 migrant(s)/1,000 population (2017 est.)</text:p>
          </table:table-cell>
          <table:table-cell table:formula="of:=MID([.B73]; 1; FIND(&quot; &quot;; [.B73])-1)" office:value-type="string" office:string-value="-0.8" calcext:value-type="string">
            <text:p>-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b.html" xlink:type="simple">Gabon</text:a></text:p>
          </table:table-cell>
          <table:table-cell office:value-type="string" calcext:value-type="string">
            <text:p>-2 migrant(s)/1,000 population (2017 est.)</text:p>
          </table:table-cell>
          <table:table-cell table:formula="of:=MID([.B74]; 1; FIND(&quot; &quot;; [.B74])-1)" office:value-type="string" office:string-value="-2" calcext:value-type="string">
            <text:p>-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a.html" xlink:type="simple">Gambia, The</text:a></text:p>
          </table:table-cell>
          <table:table-cell office:value-type="string" calcext:value-type="string">
            <text:p>-1.9 migrant(s)/1,000 population (2017 est.)</text:p>
          </table:table-cell>
          <table:table-cell table:formula="of:=MID([.B75]; 1; FIND(&quot; &quot;; [.B75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z.html" xlink:type="simple">Gaza Strip</text:a></text:p>
          </table:table-cell>
          <table:table-cell office:value-type="string" calcext:value-type="string">
            <text:p>-5.1 migrant(s)/1,000 population (2017 est.)</text:p>
          </table:table-cell>
          <table:table-cell table:formula="of:=MID([.B76]; 1; FIND(&quot; &quot;; [.B76])-1)" office:value-type="string" office:string-value="-5.1" calcext:value-type="string">
            <text:p>-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g.html" xlink:type="simple">Georgia</text:a></text:p>
          </table:table-cell>
          <table:table-cell office:value-type="string" calcext:value-type="string">
            <text:p>-1.6 migrant(s)/1,000 population (2017 est.)</text:p>
          </table:table-cell>
          <table:table-cell table:formula="of:=MID([.B77]; 1; FIND(&quot; &quot;; [.B77])-1)" office:value-type="string" office:string-value="-1.6" calcext:value-type="string">
            <text:p>-1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m.html" xlink:type="simple">Germany</text:a></text:p>
          </table:table-cell>
          <table:table-cell office:value-type="string" calcext:value-type="string">
            <text:p>1.5 migrant(s)/1,000 population (2017 est.)</text:p>
          </table:table-cell>
          <table:table-cell table:formula="of:=MID([.B78]; 1; FIND(&quot; &quot;; [.B78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h.html" xlink:type="simple">Ghana</text:a></text:p>
          </table:table-cell>
          <table:table-cell office:value-type="string" calcext:value-type="string">
            <text:p>-1.8 migrant(s)/1,000 population (2017 est.)</text:p>
          </table:table-cell>
          <table:table-cell table:formula="of:=MID([.B79]; 1; FIND(&quot; &quot;; [.B79])-1)" office:value-type="string" office:string-value="-1.8" calcext:value-type="string">
            <text:p>-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i.html" xlink:type="simple">Gibraltar</text:a></text:p>
          </table:table-cell>
          <table:table-cell office:value-type="string" calcext:value-type="string">
            <text:p>-3.3 migrant(s)/1,000 population (2017 est.)</text:p>
          </table:table-cell>
          <table:table-cell table:formula="of:=MID([.B80]; 1; FIND(&quot; &quot;; [.B80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r.html" xlink:type="simple">Greece</text:a></text:p>
          </table:table-cell>
          <table:table-cell office:value-type="string" calcext:value-type="string">
            <text:p>2.3 migrant(s)/1,000 population (2017 est.)</text:p>
          </table:table-cell>
          <table:table-cell table:formula="of:=MID([.B81]; 1; FIND(&quot; &quot;; [.B81])-1)" office:value-type="string" office:string-value="2.3" calcext:value-type="string">
            <text:p>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l.html" xlink:type="simple">Greenland</text:a></text:p>
          </table:table-cell>
          <table:table-cell office:value-type="string" calcext:value-type="string">
            <text:p>-6 migrant(s)/1,000 population (2017 est.)</text:p>
          </table:table-cell>
          <table:table-cell table:formula="of:=MID([.B82]; 1; FIND(&quot; &quot;; [.B82])-1)" office:value-type="string" office:string-value="-6" calcext:value-type="string">
            <text:p>-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j.html" xlink:type="simple">Grenada</text:a></text:p>
          </table:table-cell>
          <table:table-cell office:value-type="string" calcext:value-type="string">
            <text:p>-2.9 migrant(s)/1,000 population (2017 est.)</text:p>
          </table:table-cell>
          <table:table-cell table:formula="of:=MID([.B83]; 1; FIND(&quot; &quot;; [.B83])-1)" office:value-type="string" office:string-value="-2.9" calcext:value-type="string">
            <text:p>-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q.html" xlink:type="simple">Guam</text:a></text:p>
          </table:table-cell>
          <table:table-cell office:value-type="string" calcext:value-type="string">
            <text:p>-11.1 migrant(s)/1,000 population (2017 est.)</text:p>
          </table:table-cell>
          <table:table-cell table:formula="of:=MID([.B84]; 1; FIND(&quot; &quot;; [.B84])-1)" office:value-type="string" office:string-value="-11.1" calcext:value-type="string">
            <text:p>-1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t.html" xlink:type="simple">Guatemala</text:a></text:p>
          </table:table-cell>
          <table:table-cell office:value-type="string" calcext:value-type="string">
            <text:p>-1.9 migrant(s)/1,000 population (2017 est.)</text:p>
          </table:table-cell>
          <table:table-cell table:formula="of:=MID([.B85]; 1; FIND(&quot; &quot;; [.B85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k.html" xlink:type="simple">Guernsey</text:a></text:p>
          </table:table-cell>
          <table:table-cell office:value-type="string" calcext:value-type="string">
            <text:p>2.2 migrant(s)/1,000 population (2017 est.)</text:p>
          </table:table-cell>
          <table:table-cell table:formula="of:=MID([.B86]; 1; FIND(&quot; &quot;; [.B86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u.html" xlink:type="simple">Guinea-Bissau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87]; 1; FIND(&quot; &quot;; [.B87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v.html" xlink:type="simple">Guinea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88]; 1; FIND(&quot; &quot;; [.B88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y.html" xlink:type="simple">Guyana</text:a></text:p>
          </table:table-cell>
          <table:table-cell office:value-type="string" calcext:value-type="string">
            <text:p>-4.8 migrant(s)/1,000 population (2017 est.)</text:p>
          </table:table-cell>
          <table:table-cell table:formula="of:=MID([.B89]; 1; FIND(&quot; &quot;; [.B89])-1)" office:value-type="string" office:string-value="-4.8" calcext:value-type="string">
            <text:p>-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a.html" xlink:type="simple">Haiti</text:a></text:p>
          </table:table-cell>
          <table:table-cell office:value-type="string" calcext:value-type="string">
            <text:p>-2 migrant(s)/1,000 population (2017 est.)</text:p>
          </table:table-cell>
          <table:table-cell table:formula="of:=MID([.B90]; 1; FIND(&quot; &quot;; [.B90])-1)" office:value-type="string" office:string-value="-2" calcext:value-type="string">
            <text:p>-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o.html" xlink:type="simple">Honduras</text:a></text:p>
          </table:table-cell>
          <table:table-cell office:value-type="string" calcext:value-type="string">
            <text:p>-1.1 migrant(s)/1,000 population (2017 est.)</text:p>
          </table:table-cell>
          <table:table-cell table:formula="of:=MID([.B91]; 1; FIND(&quot; &quot;; [.B91])-1)" office:value-type="string" office:string-value="-1.1" calcext:value-type="string">
            <text:p>-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k.html" xlink:type="simple">Hong Kong</text:a></text:p>
          </table:table-cell>
          <table:table-cell office:value-type="string" calcext:value-type="string">
            <text:p>1.7 migrant(s)/1,000 population (2017 est.)</text:p>
          </table:table-cell>
          <table:table-cell table:formula="of:=MID([.B92]; 1; FIND(&quot; &quot;; [.B92])-1)" office:value-type="string" office:string-value="1.7" calcext:value-type="string">
            <text:p>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u.html" xlink:type="simple">Hungary</text:a></text:p>
          </table:table-cell>
          <table:table-cell office:value-type="string" calcext:value-type="string">
            <text:p>1.3 migrant(s)/1,000 population (2017 est.)</text:p>
          </table:table-cell>
          <table:table-cell table:formula="of:=MID([.B93]; 1; FIND(&quot; &quot;; [.B93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c.html" xlink:type="simple">Iceland</text:a></text:p>
          </table:table-cell>
          <table:table-cell office:value-type="string" calcext:value-type="string">
            <text:p>4 migrant(s)/1,000 population (2017 est.)</text:p>
          </table:table-cell>
          <table:table-cell table:formula="of:=MID([.B94]; 1; FIND(&quot; &quot;; [.B94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n.html" xlink:type="simple">India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95]; 1; FIND(&quot; &quot;; [.B9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d.html" xlink:type="simple">Indonesia</text:a></text:p>
          </table:table-cell>
          <table:table-cell office:value-type="string" calcext:value-type="string">
            <text:p>-1.1 migrant(s)/1,000 population (2017 est.)</text:p>
          </table:table-cell>
          <table:table-cell table:formula="of:=MID([.B96]; 1; FIND(&quot; &quot;; [.B96])-1)" office:value-type="string" office:string-value="-1.1" calcext:value-type="string">
            <text:p>-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r.html" xlink:type="simple">Iran</text:a></text:p>
          </table:table-cell>
          <table:table-cell office:value-type="string" calcext:value-type="string">
            <text:p>-0.2 migrant(s)/1,000 population (2017 est.)</text:p>
          </table:table-cell>
          <table:table-cell table:formula="of:=MID([.B97]; 1; FIND(&quot; &quot;; [.B97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z.html" xlink:type="simple">Iraq</text:a></text:p>
          </table:table-cell>
          <table:table-cell office:value-type="string" calcext:value-type="string">
            <text:p>-1.2 migrant(s)/1,000 population (2017 est.)</text:p>
          </table:table-cell>
          <table:table-cell table:formula="of:=MID([.B98]; 1; FIND(&quot; &quot;; [.B98])-1)" office:value-type="string" office:string-value="-1.2" calcext:value-type="string">
            <text:p>-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i.html" xlink:type="simple">Ireland</text:a></text:p>
          </table:table-cell>
          <table:table-cell office:value-type="string" calcext:value-type="string">
            <text:p>4 migrant(s)/1,000 population (2017 est.)</text:p>
          </table:table-cell>
          <table:table-cell table:formula="of:=MID([.B99]; 1; FIND(&quot; &quot;; [.B99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m.html" xlink:type="simple">Isle of Man</text:a></text:p>
          </table:table-cell>
          <table:table-cell office:value-type="string" calcext:value-type="string">
            <text:p>6 migrant(s)/1,000 population (2017 est.)</text:p>
          </table:table-cell>
          <table:table-cell table:formula="of:=MID([.B100]; 1; FIND(&quot; &quot;; [.B100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s.html" xlink:type="simple">Israel</text:a></text:p>
          </table:table-cell>
          <table:table-cell office:value-type="string" calcext:value-type="string">
            <text:p>2.2 migrant(s)/1,000 population (2017 est.)</text:p>
          </table:table-cell>
          <table:table-cell table:formula="of:=MID([.B101]; 1; FIND(&quot; &quot;; [.B101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t.html" xlink:type="simple">Italy</text:a></text:p>
          </table:table-cell>
          <table:table-cell office:value-type="string" calcext:value-type="string">
            <text:p>3.7 migrant(s)/1,000 population (2017 est.)</text:p>
          </table:table-cell>
          <table:table-cell table:formula="of:=MID([.B102]; 1; FIND(&quot; &quot;; [.B102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m.html" xlink:type="simple">Jamaica</text:a></text:p>
          </table:table-cell>
          <table:table-cell office:value-type="string" calcext:value-type="string">
            <text:p>-4.3 migrant(s)/1,000 population (2017 est.)</text:p>
          </table:table-cell>
          <table:table-cell table:formula="of:=MID([.B103]; 1; FIND(&quot; &quot;; [.B103])-1)" office:value-type="string" office:string-value="-4.3" calcext:value-type="string">
            <text:p>-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a.html" xlink:type="simple">Japan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104]; 1; FIND(&quot; &quot;; [.B104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e.html" xlink:type="simple">Jersey</text:a></text:p>
          </table:table-cell>
          <table:table-cell office:value-type="string" calcext:value-type="string">
            <text:p>3.2 migrant(s)/1,000 population (2017 est.)</text:p>
          </table:table-cell>
          <table:table-cell table:formula="of:=MID([.B105]; 1; FIND(&quot; &quot;; [.B105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o.html" xlink:type="simple">Jordan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106]; 1; FIND(&quot; &quot;; [.B106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z.html" xlink:type="simple">Kazakhstan</text:a></text:p>
          </table:table-cell>
          <table:table-cell office:value-type="string" calcext:value-type="string">
            <text:p>0.4 migrant(s)/1,000 population (2017 est.)</text:p>
          </table:table-cell>
          <table:table-cell table:formula="of:=MID([.B107]; 1; FIND(&quot; &quot;; [.B107])-1)" office:value-type="string" office:string-value="0.4" calcext:value-type="string">
            <text:p>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e.html" xlink:type="simple">Kenya</text:a></text:p>
          </table:table-cell>
          <table:table-cell office:value-type="string" calcext:value-type="string">
            <text:p>-0.2 migrant(s)/1,000 population (2017 est.)</text:p>
          </table:table-cell>
          <table:table-cell table:formula="of:=MID([.B108]; 1; FIND(&quot; &quot;; [.B108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r.html" xlink:type="simple">Kiribati</text:a></text:p>
          </table:table-cell>
          <table:table-cell office:value-type="string" calcext:value-type="string">
            <text:p>-2.9 migrant(s)/1,000 population (2017 est.)</text:p>
          </table:table-cell>
          <table:table-cell table:formula="of:=MID([.B109]; 1; FIND(&quot; &quot;; [.B109])-1)" office:value-type="string" office:string-value="-2.9" calcext:value-type="string">
            <text:p>-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n.html" xlink:type="simple">Korea, North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110]; 1; FIND(&quot; &quot;; [.B110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s.html" xlink:type="simple">Korea, South</text:a></text:p>
          </table:table-cell>
          <table:table-cell office:value-type="string" calcext:value-type="string">
            <text:p>2.5 migrant(s)/1,000 population (2017 est.)</text:p>
          </table:table-cell>
          <table:table-cell table:formula="of:=MID([.B111]; 1; FIND(&quot; &quot;; [.B111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u.html" xlink:type="simple">Kuwait</text:a></text:p>
          </table:table-cell>
          <table:table-cell office:value-type="string" calcext:value-type="string">
            <text:p>-2.4 migrant(s)/1,000 population (2017 est.)</text:p>
          </table:table-cell>
          <table:table-cell table:formula="of:=MID([.B112]; 1; FIND(&quot; &quot;; [.B112])-1)" office:value-type="string" office:string-value="-2.4" calcext:value-type="string">
            <text:p>-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g.html" xlink:type="simple">Kyrgyzstan</text:a></text:p>
          </table:table-cell>
          <table:table-cell office:value-type="string" calcext:value-type="string">
            <text:p>-5.1 migrant(s)/1,000 population (2017 est.)</text:p>
          </table:table-cell>
          <table:table-cell table:formula="of:=MID([.B113]; 1; FIND(&quot; &quot;; [.B113])-1)" office:value-type="string" office:string-value="-5.1" calcext:value-type="string">
            <text:p>-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a.html" xlink:type="simple">Laos</text:a></text:p>
          </table:table-cell>
          <table:table-cell office:value-type="string" calcext:value-type="string">
            <text:p>-1.1 migrant(s)/1,000 population (2017 est.)</text:p>
          </table:table-cell>
          <table:table-cell table:formula="of:=MID([.B114]; 1; FIND(&quot; &quot;; [.B114])-1)" office:value-type="string" office:string-value="-1.1" calcext:value-type="string">
            <text:p>-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g.html" xlink:type="simple">Latvia</text:a></text:p>
          </table:table-cell>
          <table:table-cell office:value-type="string" calcext:value-type="string">
            <text:p>-6.1 migrant(s)/1,000 population (2017 est.)</text:p>
          </table:table-cell>
          <table:table-cell table:formula="of:=MID([.B115]; 1; FIND(&quot; &quot;; [.B115])-1)" office:value-type="string" office:string-value="-6.1" calcext:value-type="string">
            <text:p>-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e.html" xlink:type="simple">Lebanon</text:a></text:p>
          </table:table-cell>
          <table:table-cell office:value-type="string" calcext:value-type="string">
            <text:p>-20.3 migrant(s)/1,000 population (2017 est.)</text:p>
          </table:table-cell>
          <table:table-cell table:formula="of:=MID([.B116]; 1; FIND(&quot; &quot;; [.B116])-1)" office:value-type="string" office:string-value="-20.3" calcext:value-type="string">
            <text:p>-2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t.html" xlink:type="simple">Lesotho</text:a></text:p>
          </table:table-cell>
          <table:table-cell office:value-type="string" calcext:value-type="string">
            <text:p>-6.8 migrant(s)/1,000 population (2017 est.)</text:p>
          </table:table-cell>
          <table:table-cell table:formula="of:=MID([.B117]; 1; FIND(&quot; &quot;; [.B117])-1)" office:value-type="string" office:string-value="-6.8" calcext:value-type="string">
            <text:p>-6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i.html" xlink:type="simple">Liberia</text:a></text:p>
          </table:table-cell>
          <table:table-cell office:value-type="string" calcext:value-type="string">
            <text:p>-5.7 migrant(s)/1,000 population (2017 est.)</text:p>
          </table:table-cell>
          <table:table-cell table:formula="of:=MID([.B118]; 1; FIND(&quot; &quot;; [.B118])-1)" office:value-type="string" office:string-value="-5.7" calcext:value-type="string">
            <text:p>-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y.html" xlink:type="simple">Libya</text:a></text:p>
          </table:table-cell>
          <table:table-cell office:value-type="string" calcext:value-type="string">
            <text:p>1.9 migrant(s)/1,000 population (2017 est.)</text:p>
          </table:table-cell>
          <table:table-cell table:formula="of:=MID([.B119]; 1; FIND(&quot; &quot;; [.B119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s.html" xlink:type="simple">Liechtenstein</text:a></text:p>
          </table:table-cell>
          <table:table-cell office:value-type="string" calcext:value-type="string">
            <text:p>5 migrant(s)/1,000 population (2017 est.)</text:p>
          </table:table-cell>
          <table:table-cell table:formula="of:=MID([.B120]; 1; FIND(&quot; &quot;; [.B120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h.html" xlink:type="simple">Lithuania</text:a></text:p>
          </table:table-cell>
          <table:table-cell office:value-type="string" calcext:value-type="string">
            <text:p>-6.1 migrant(s)/1,000 population (2017 est.)</text:p>
          </table:table-cell>
          <table:table-cell table:formula="of:=MID([.B121]; 1; FIND(&quot; &quot;; [.B121])-1)" office:value-type="string" office:string-value="-6.1" calcext:value-type="string">
            <text:p>-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u.html" xlink:type="simple">Luxembourg</text:a></text:p>
          </table:table-cell>
          <table:table-cell office:value-type="string" calcext:value-type="string">
            <text:p>15.5 migrant(s)/1,000 population (2017 est.)</text:p>
          </table:table-cell>
          <table:table-cell table:formula="of:=MID([.B122]; 1; FIND(&quot; &quot;; [.B122])-1)" office:value-type="string" office:string-value="15.5" calcext:value-type="string">
            <text:p>1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c.html" xlink:type="simple">Macau</text:a></text:p>
          </table:table-cell>
          <table:table-cell office:value-type="string" calcext:value-type="string">
            <text:p>3.3 migrant(s)/1,000 population (2017 est.)</text:p>
          </table:table-cell>
          <table:table-cell table:formula="of:=MID([.B123]; 1; FIND(&quot; &quot;; [.B123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k.html" xlink:type="simple">Macedonia</text:a></text:p>
          </table:table-cell>
          <table:table-cell office:value-type="string" calcext:value-type="string">
            <text:p>-0.5 migrant(s)/1,000 population (2017 est.)</text:p>
          </table:table-cell>
          <table:table-cell table:formula="of:=MID([.B124]; 1; FIND(&quot; &quot;; [.B124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a.html" xlink:type="simple">Madagascar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125]; 1; FIND(&quot; &quot;; [.B12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i.html" xlink:type="simple">Malawi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126]; 1; FIND(&quot; &quot;; [.B126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y.html" xlink:type="simple">Malaysia</text:a></text:p>
          </table:table-cell>
          <table:table-cell office:value-type="string" calcext:value-type="string">
            <text:p>-0.3 migrant(s)/1,000 population (2017 est.)</text:p>
          </table:table-cell>
          <table:table-cell table:formula="of:=MID([.B127]; 1; FIND(&quot; &quot;; [.B127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v.html" xlink:type="simple">Maldives</text:a></text:p>
          </table:table-cell>
          <table:table-cell office:value-type="string" calcext:value-type="string">
            <text:p>-12.7 migrant(s)/1,000 population (2017 est.)</text:p>
          </table:table-cell>
          <table:table-cell table:formula="of:=MID([.B128]; 1; FIND(&quot; &quot;; [.B128])-1)" office:value-type="string" office:string-value="-12.7" calcext:value-type="string">
            <text:p>-1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l.html" xlink:type="simple">Mali</text:a></text:p>
          </table:table-cell>
          <table:table-cell office:value-type="string" calcext:value-type="string">
            <text:p>-3.9 migrant(s)/1,000 population (2017 est.)</text:p>
          </table:table-cell>
          <table:table-cell table:formula="of:=MID([.B129]; 1; FIND(&quot; &quot;; [.B129])-1)" office:value-type="string" office:string-value="-3.9" calcext:value-type="string">
            <text:p>-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t.html" xlink:type="simple">Malta</text:a></text:p>
          </table:table-cell>
          <table:table-cell office:value-type="string" calcext:value-type="string">
            <text:p>2 migrant(s)/1,000 population (2017 est.)</text:p>
          </table:table-cell>
          <table:table-cell table:formula="of:=MID([.B130]; 1; FIND(&quot; &quot;; [.B130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m.html" xlink:type="simple">Marshall Islands</text:a></text:p>
          </table:table-cell>
          <table:table-cell office:value-type="string" calcext:value-type="string">
            <text:p>-4.7 migrant(s)/1,000 population (2017 est.)</text:p>
          </table:table-cell>
          <table:table-cell table:formula="of:=MID([.B131]; 1; FIND(&quot; &quot;; [.B131])-1)" office:value-type="string" office:string-value="-4.7" calcext:value-type="string">
            <text:p>-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r.html" xlink:type="simple">Mauritania</text:a></text:p>
          </table:table-cell>
          <table:table-cell office:value-type="string" calcext:value-type="string">
            <text:p>-0.8 migrant(s)/1,000 population (2017 est.)</text:p>
          </table:table-cell>
          <table:table-cell table:formula="of:=MID([.B132]; 1; FIND(&quot; &quot;; [.B132])-1)" office:value-type="string" office:string-value="-0.8" calcext:value-type="string">
            <text:p>-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p.html" xlink:type="simple">Mauritius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133]; 1; FIND(&quot; &quot;; [.B13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x.html" xlink:type="simple">Mexico</text:a></text:p>
          </table:table-cell>
          <table:table-cell office:value-type="string" calcext:value-type="string">
            <text:p>-1.8 migrant(s)/1,000 population (2017 est.)</text:p>
          </table:table-cell>
          <table:table-cell table:formula="of:=MID([.B134]; 1; FIND(&quot; &quot;; [.B134])-1)" office:value-type="string" office:string-value="-1.8" calcext:value-type="string">
            <text:p>-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m.html" xlink:type="simple">Micronesia, Federated States of</text:a></text:p>
          </table:table-cell>
          <table:table-cell office:value-type="string" calcext:value-type="string">
            <text:p>-20.9 migrant(s)/1,000 population (2017 est.)</text:p>
          </table:table-cell>
          <table:table-cell table:formula="of:=MID([.B135]; 1; FIND(&quot; &quot;; [.B135])-1)" office:value-type="string" office:string-value="-20.9" calcext:value-type="string">
            <text:p>-2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d.html" xlink:type="simple">Moldova</text:a></text:p>
          </table:table-cell>
          <table:table-cell office:value-type="string" calcext:value-type="string">
            <text:p>-9.4 migrant(s)/1,000 population (2017 est.)</text:p>
          </table:table-cell>
          <table:table-cell table:formula="of:=MID([.B136]; 1; FIND(&quot; &quot;; [.B136])-1)" office:value-type="string" office:string-value="-9.4" calcext:value-type="string">
            <text:p>-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n.html" xlink:type="simple">Monaco</text:a></text:p>
          </table:table-cell>
          <table:table-cell office:value-type="string" calcext:value-type="string">
            <text:p>5.7 migrant(s)/1,000 population (2017 est.)</text:p>
          </table:table-cell>
          <table:table-cell table:formula="of:=MID([.B137]; 1; FIND(&quot; &quot;; [.B137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g.html" xlink:type="simple">Mongolia</text:a></text:p>
          </table:table-cell>
          <table:table-cell office:value-type="string" calcext:value-type="string">
            <text:p>-0.8 migrant(s)/1,000 population (2017 est.)</text:p>
          </table:table-cell>
          <table:table-cell table:formula="of:=MID([.B138]; 1; FIND(&quot; &quot;; [.B138])-1)" office:value-type="string" office:string-value="-0.8" calcext:value-type="string">
            <text:p>-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h.html" xlink:type="simple">Montserrat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139]; 1; FIND(&quot; &quot;; [.B139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o.html" xlink:type="simple">Morocco</text:a></text:p>
          </table:table-cell>
          <table:table-cell office:value-type="string" calcext:value-type="string">
            <text:p>-3.2 migrant(s)/1,000 population (2017 est.)</text:p>
          </table:table-cell>
          <table:table-cell table:formula="of:=MID([.B140]; 1; FIND(&quot; &quot;; [.B140])-1)" office:value-type="string" office:string-value="-3.2" calcext:value-type="string">
            <text:p>-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z.html" xlink:type="simple">Mozambique</text:a></text:p>
          </table:table-cell>
          <table:table-cell office:value-type="string" calcext:value-type="string">
            <text:p>-1.9 migrant(s)/1,000 population (2017 est.)</text:p>
          </table:table-cell>
          <table:table-cell table:formula="of:=MID([.B141]; 1; FIND(&quot; &quot;; [.B141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a.html" xlink:type="simple">Namibia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142]; 1; FIND(&quot; &quot;; [.B142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r.html" xlink:type="simple">Nauru</text:a></text:p>
          </table:table-cell>
          <table:table-cell office:value-type="string" calcext:value-type="string">
            <text:p>-12.8 migrant(s)/1,000 population (2017 est.)</text:p>
          </table:table-cell>
          <table:table-cell table:formula="of:=MID([.B143]; 1; FIND(&quot; &quot;; [.B143])-1)" office:value-type="string" office:string-value="-12.8" calcext:value-type="string">
            <text:p>-1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p.html" xlink:type="simple">Nepal</text:a></text:p>
          </table:table-cell>
          <table:table-cell office:value-type="string" calcext:value-type="string">
            <text:p>-2.2 migrant(s)/1,000 population (2017 est.)</text:p>
          </table:table-cell>
          <table:table-cell table:formula="of:=MID([.B144]; 1; FIND(&quot; &quot;; [.B144])-1)" office:value-type="string" office:string-value="-2.2" calcext:value-type="string">
            <text:p>-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l.html" xlink:type="simple">Netherlands</text:a></text:p>
          </table:table-cell>
          <table:table-cell office:value-type="string" calcext:value-type="string">
            <text:p>1.9 migrant(s)/1,000 population (2017 est.)</text:p>
          </table:table-cell>
          <table:table-cell table:formula="of:=MID([.B145]; 1; FIND(&quot; &quot;; [.B145])-1)" office:value-type="string" office:string-value="1.9" calcext:value-type="string">
            <text:p>1.9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7/geos/nc.html" xlink:type="simple">New Caledonia</text:a></text:p>
          </table:table-cell>
          <table:table-cell office:value-type="string" calcext:value-type="string">
            <text:p>3.9 migrant(s)/1,000 population</text:p>
            <text:p>note: there has been steady emigration from Wallis and Futuna to New Caledonia (2017 est.)</text:p>
          </table:table-cell>
          <table:table-cell table:formula="of:=MID([.B146]; 1; FIND(&quot; &quot;; [.B146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z.html" xlink:type="simple">New Zealand</text:a></text:p>
          </table:table-cell>
          <table:table-cell office:value-type="string" calcext:value-type="string">
            <text:p>2.2 migrant(s)/1,000 population (2017 est.)</text:p>
          </table:table-cell>
          <table:table-cell table:formula="of:=MID([.B147]; 1; FIND(&quot; &quot;; [.B147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u.html" xlink:type="simple">Nicaragua</text:a></text:p>
          </table:table-cell>
          <table:table-cell office:value-type="string" calcext:value-type="string">
            <text:p>-2.7 migrant(s)/1,000 population (2017 est.)</text:p>
          </table:table-cell>
          <table:table-cell table:formula="of:=MID([.B148]; 1; FIND(&quot; &quot;; [.B148])-1)" office:value-type="string" office:string-value="-2.7" calcext:value-type="string">
            <text:p>-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i.html" xlink:type="simple">Nigeria</text:a></text:p>
          </table:table-cell>
          <table:table-cell office:value-type="string" calcext:value-type="string">
            <text:p>-0.2 migrant(s)/1,000 population (2017 est.)</text:p>
          </table:table-cell>
          <table:table-cell table:formula="of:=MID([.B149]; 1; FIND(&quot; &quot;; [.B149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g.html" xlink:type="simple">Niger</text:a></text:p>
          </table:table-cell>
          <table:table-cell office:value-type="string" calcext:value-type="string">
            <text:p>-0.5 migrant(s)/1,000 population (2017 est.)</text:p>
          </table:table-cell>
          <table:table-cell table:formula="of:=MID([.B150]; 1; FIND(&quot; &quot;; [.B150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q.html" xlink:type="simple">Northern Mariana Islands</text:a></text:p>
          </table:table-cell>
          <table:table-cell office:value-type="string" calcext:value-type="string">
            <text:p>-15.2 migrant(s)/1,000 population (2017 est.)</text:p>
          </table:table-cell>
          <table:table-cell table:formula="of:=MID([.B151]; 1; FIND(&quot; &quot;; [.B151])-1)" office:value-type="string" office:string-value="-15.2" calcext:value-type="string">
            <text:p>-1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o.html" xlink:type="simple">Norway</text:a></text:p>
          </table:table-cell>
          <table:table-cell office:value-type="string" calcext:value-type="string">
            <text:p>5.9 migrant(s)/1,000 population (2017 est.)</text:p>
          </table:table-cell>
          <table:table-cell table:formula="of:=MID([.B152]; 1; FIND(&quot; &quot;; [.B152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u.html" xlink:type="simple">Oman</text:a></text:p>
          </table:table-cell>
          <table:table-cell office:value-type="string" calcext:value-type="string">
            <text:p>-0.4 migrant(s)/1,000 population (2017 est.)</text:p>
          </table:table-cell>
          <table:table-cell table:formula="of:=MID([.B153]; 1; FIND(&quot; &quot;; [.B153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k.html" xlink:type="simple">Pakistan</text:a></text:p>
          </table:table-cell>
          <table:table-cell office:value-type="string" calcext:value-type="string">
            <text:p>-1.3 migrant(s)/1,000 population (2017 est.)</text:p>
          </table:table-cell>
          <table:table-cell table:formula="of:=MID([.B154]; 1; FIND(&quot; &quot;; [.B154])-1)" office:value-type="string" office:string-value="-1.3" calcext:value-type="string">
            <text:p>-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s.html" xlink:type="simple">Palau</text:a></text:p>
          </table:table-cell>
          <table:table-cell office:value-type="string" calcext:value-type="string">
            <text:p>0.8 migrant(s)/1,000 population (2017 est.)</text:p>
          </table:table-cell>
          <table:table-cell table:formula="of:=MID([.B155]; 1; FIND(&quot; &quot;; [.B155])-1)" office:value-type="string" office:string-value="0.8" calcext:value-type="string">
            <text:p>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m.html" xlink:type="simple">Panama</text:a></text:p>
          </table:table-cell>
          <table:table-cell office:value-type="string" calcext:value-type="string">
            <text:p>-0.2 migrant(s)/1,000 population (2017 est.)</text:p>
          </table:table-cell>
          <table:table-cell table:formula="of:=MID([.B156]; 1; FIND(&quot; &quot;; [.B156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p.html" xlink:type="simple">Papua New Guinea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157]; 1; FIND(&quot; &quot;; [.B157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a.html" xlink:type="simple">Paraguay</text:a></text:p>
          </table:table-cell>
          <table:table-cell office:value-type="string" calcext:value-type="string">
            <text:p>-0.1 migrant(s)/1,000 population (2017 est.)</text:p>
          </table:table-cell>
          <table:table-cell table:formula="of:=MID([.B158]; 1; FIND(&quot; &quot;; [.B158])-1)" office:value-type="string" office:string-value="-0.1" calcext:value-type="string">
            <text:p>-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e.html" xlink:type="simple">Peru</text:a></text:p>
          </table:table-cell>
          <table:table-cell office:value-type="string" calcext:value-type="string">
            <text:p>-2.2 migrant(s)/1,000 population (2017 est.)</text:p>
          </table:table-cell>
          <table:table-cell table:formula="of:=MID([.B159]; 1; FIND(&quot; &quot;; [.B159])-1)" office:value-type="string" office:string-value="-2.2" calcext:value-type="string">
            <text:p>-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p.html" xlink:type="simple">Philippines</text:a></text:p>
          </table:table-cell>
          <table:table-cell office:value-type="string" calcext:value-type="string">
            <text:p>-2 migrant(s)/1,000 population (2017 est.)</text:p>
          </table:table-cell>
          <table:table-cell table:formula="of:=MID([.B160]; 1; FIND(&quot; &quot;; [.B160])-1)" office:value-type="string" office:string-value="-2" calcext:value-type="string">
            <text:p>-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l.html" xlink:type="simple">Poland</text:a></text:p>
          </table:table-cell>
          <table:table-cell office:value-type="string" calcext:value-type="string">
            <text:p>-0.4 migrant(s)/1,000 population (2017 est.)</text:p>
          </table:table-cell>
          <table:table-cell table:formula="of:=MID([.B161]; 1; FIND(&quot; &quot;; [.B161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o.html" xlink:type="simple">Portugal</text:a></text:p>
          </table:table-cell>
          <table:table-cell office:value-type="string" calcext:value-type="string">
            <text:p>2.5 migrant(s)/1,000 population (2017 est.)</text:p>
          </table:table-cell>
          <table:table-cell table:formula="of:=MID([.B162]; 1; FIND(&quot; &quot;; [.B162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q.html" xlink:type="simple">Puerto Rico</text:a></text:p>
          </table:table-cell>
          <table:table-cell office:value-type="string" calcext:value-type="string">
            <text:p>-16.9 migrant(s)/1,000 population (2017 est.)</text:p>
          </table:table-cell>
          <table:table-cell table:formula="of:=MID([.B163]; 1; FIND(&quot; &quot;; [.B163])-1)" office:value-type="string" office:string-value="-16.9" calcext:value-type="string">
            <text:p>-1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qa.html" xlink:type="simple">Qatar</text:a></text:p>
          </table:table-cell>
          <table:table-cell office:value-type="string" calcext:value-type="string">
            <text:p>14.6 migrant(s)/1,000 population (2017 est.)</text:p>
          </table:table-cell>
          <table:table-cell table:formula="of:=MID([.B164]; 1; FIND(&quot; &quot;; [.B164])-1)" office:value-type="string" office:string-value="14.6" calcext:value-type="string">
            <text:p>1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o.html" xlink:type="simple">Romania</text:a></text:p>
          </table:table-cell>
          <table:table-cell office:value-type="string" calcext:value-type="string">
            <text:p>-0.2 migrant(s)/1,000 population (2017 est.)</text:p>
          </table:table-cell>
          <table:table-cell table:formula="of:=MID([.B165]; 1; FIND(&quot; &quot;; [.B165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s.html" xlink:type="simple">Russia</text:a></text:p>
          </table:table-cell>
          <table:table-cell office:value-type="string" calcext:value-type="string">
            <text:p>1.7 migrant(s)/1,000 population (2017 est.)</text:p>
          </table:table-cell>
          <table:table-cell table:formula="of:=MID([.B166]; 1; FIND(&quot; &quot;; [.B166])-1)" office:value-type="string" office:string-value="1.7" calcext:value-type="string">
            <text:p>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w.html" xlink:type="simple">Rwanda</text:a></text:p>
          </table:table-cell>
          <table:table-cell office:value-type="string" calcext:value-type="string">
            <text:p>0.2 migrant(s)/1,000 population (2017 est.)</text:p>
          </table:table-cell>
          <table:table-cell table:formula="of:=MID([.B167]; 1; FIND(&quot; &quot;; [.B167])-1)" office:value-type="string" office:string-value="0.2" calcext:value-type="string">
            <text:p>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h.html" xlink:type="simple">Saint Helena, Ascension, and Tristan da Cunha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168]; 1; FIND(&quot; &quot;; [.B168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c.html" xlink:type="simple">Saint Kitts and Nevis</text:a></text:p>
          </table:table-cell>
          <table:table-cell office:value-type="string" calcext:value-type="string">
            <text:p>1.2 migrant(s)/1,000 population (2017 est.)</text:p>
          </table:table-cell>
          <table:table-cell table:formula="of:=MID([.B169]; 1; FIND(&quot; &quot;; [.B169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t.html" xlink:type="simple">Saint Lucia</text:a></text:p>
          </table:table-cell>
          <table:table-cell office:value-type="string" calcext:value-type="string">
            <text:p>-2.5 migrant(s)/1,000 population (2017 est.)</text:p>
          </table:table-cell>
          <table:table-cell table:formula="of:=MID([.B170]; 1; FIND(&quot; &quot;; [.B170])-1)" office:value-type="string" office:string-value="-2.5" calcext:value-type="string">
            <text:p>-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b.html" xlink:type="simple">Saint Pierre and Miquelon</text:a></text:p>
          </table:table-cell>
          <table:table-cell office:value-type="string" calcext:value-type="string">
            <text:p>-8 migrant(s)/1,000 population (2017 est.)</text:p>
          </table:table-cell>
          <table:table-cell table:formula="of:=MID([.B171]; 1; FIND(&quot; &quot;; [.B171])-1)" office:value-type="string" office:string-value="-8" calcext:value-type="string">
            <text:p>-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c.html" xlink:type="simple">Saint Vincent and the Grenadines</text:a></text:p>
          </table:table-cell>
          <table:table-cell office:value-type="string" calcext:value-type="string">
            <text:p>-8.4 migrant(s)/1,000 population (2017 est.)</text:p>
          </table:table-cell>
          <table:table-cell table:formula="of:=MID([.B172]; 1; FIND(&quot; &quot;; [.B172])-1)" office:value-type="string" office:string-value="-8.4" calcext:value-type="string">
            <text:p>-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s.html" xlink:type="simple">Samoa</text:a></text:p>
          </table:table-cell>
          <table:table-cell office:value-type="string" calcext:value-type="string">
            <text:p>-9.1 migrant(s)/1,000 population (2017 est.)</text:p>
          </table:table-cell>
          <table:table-cell table:formula="of:=MID([.B173]; 1; FIND(&quot; &quot;; [.B173])-1)" office:value-type="string" office:string-value="-9.1" calcext:value-type="string">
            <text:p>-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m.html" xlink:type="simple">San Marino</text:a></text:p>
          </table:table-cell>
          <table:table-cell office:value-type="string" calcext:value-type="string">
            <text:p>7.5 migrant(s)/1,000 population (2017 est.)</text:p>
          </table:table-cell>
          <table:table-cell table:formula="of:=MID([.B174]; 1; FIND(&quot; &quot;; [.B174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p.html" xlink:type="simple">Sao Tome and Principe</text:a></text:p>
          </table:table-cell>
          <table:table-cell office:value-type="string" calcext:value-type="string">
            <text:p>-8.3 migrant(s)/1,000 population (2017 est.)</text:p>
          </table:table-cell>
          <table:table-cell table:formula="of:=MID([.B175]; 1; FIND(&quot; &quot;; [.B175])-1)" office:value-type="string" office:string-value="-8.3" calcext:value-type="string">
            <text:p>-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a.html" xlink:type="simple">Saudi Arabia</text:a></text:p>
          </table:table-cell>
          <table:table-cell office:value-type="string" calcext:value-type="string">
            <text:p>-0.5 migrant(s)/1,000 population (2017 est.)</text:p>
          </table:table-cell>
          <table:table-cell table:formula="of:=MID([.B176]; 1; FIND(&quot; &quot;; [.B176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g.html" xlink:type="simple">Senegal</text:a></text:p>
          </table:table-cell>
          <table:table-cell office:value-type="string" calcext:value-type="string">
            <text:p>-1.5 migrant(s)/1,000 population (2017 est.)</text:p>
          </table:table-cell>
          <table:table-cell table:formula="of:=MID([.B177]; 1; FIND(&quot; &quot;; [.B177])-1)" office:value-type="string" office:string-value="-1.5" calcext:value-type="string">
            <text:p>-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i.html" xlink:type="simple">Serbia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178]; 1; FIND(&quot; &quot;; [.B178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e.html" xlink:type="simple">Seychelles</text:a></text:p>
          </table:table-cell>
          <table:table-cell office:value-type="string" calcext:value-type="string">
            <text:p>1 migrant(s)/1,000 population (2017 est.)</text:p>
          </table:table-cell>
          <table:table-cell table:formula="of:=MID([.B179]; 1; FIND(&quot; &quot;; [.B179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l.html" xlink:type="simple">Sierra Leone</text:a></text:p>
          </table:table-cell>
          <table:table-cell office:value-type="string" calcext:value-type="string">
            <text:p>-2.1 migrant(s)/1,000 population (2017 est.)</text:p>
          </table:table-cell>
          <table:table-cell table:formula="of:=MID([.B180]; 1; FIND(&quot; &quot;; [.B180])-1)" office:value-type="string" office:string-value="-2.1" calcext:value-type="string">
            <text:p>-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n.html" xlink:type="simple">Singapore</text:a></text:p>
          </table:table-cell>
          <table:table-cell office:value-type="string" calcext:value-type="string">
            <text:p>13.1 migrant(s)/1,000 population (2017 est.)</text:p>
          </table:table-cell>
          <table:table-cell table:formula="of:=MID([.B181]; 1; FIND(&quot; &quot;; [.B181])-1)" office:value-type="string" office:string-value="13.1" calcext:value-type="string">
            <text:p>1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k.html" xlink:type="simple">Sint Maarten</text:a></text:p>
          </table:table-cell>
          <table:table-cell office:value-type="string" calcext:value-type="string">
            <text:p>6.3 migrant(s)/1,000 population (2017 est.)</text:p>
          </table:table-cell>
          <table:table-cell table:formula="of:=MID([.B182]; 1; FIND(&quot; &quot;; [.B182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o.html" xlink:type="simple">Slovakia</text:a></text:p>
          </table:table-cell>
          <table:table-cell office:value-type="string" calcext:value-type="string">
            <text:p>0.1 migrant(s)/1,000 population (2017 est.)</text:p>
          </table:table-cell>
          <table:table-cell table:formula="of:=MID([.B183]; 1; FIND(&quot; &quot;; [.B183])-1)" office:value-type="string" office:string-value="0.1" calcext:value-type="string">
            <text:p>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i.html" xlink:type="simple">Slovenia</text:a></text:p>
          </table:table-cell>
          <table:table-cell office:value-type="string" calcext:value-type="string">
            <text:p>0.4 migrant(s)/1,000 population (2017 est.)</text:p>
          </table:table-cell>
          <table:table-cell table:formula="of:=MID([.B184]; 1; FIND(&quot; &quot;; [.B184])-1)" office:value-type="string" office:string-value="0.4" calcext:value-type="string">
            <text:p>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p.html" xlink:type="simple">Solomon Islands</text:a></text:p>
          </table:table-cell>
          <table:table-cell office:value-type="string" calcext:value-type="string">
            <text:p>-1.7 migrant(s)/1,000 population (2017 est.)</text:p>
          </table:table-cell>
          <table:table-cell table:formula="of:=MID([.B185]; 1; FIND(&quot; &quot;; [.B185])-1)" office:value-type="string" office:string-value="-1.7" calcext:value-type="string">
            <text:p>-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o.html" xlink:type="simple">Somalia</text:a></text:p>
          </table:table-cell>
          <table:table-cell office:value-type="string" calcext:value-type="string">
            <text:p>-6.5 migrant(s)/1,000 population (2017 est.)</text:p>
          </table:table-cell>
          <table:table-cell table:formula="of:=MID([.B186]; 1; FIND(&quot; &quot;; [.B186])-1)" office:value-type="string" office:string-value="-6.5" calcext:value-type="string">
            <text:p>-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f.html" xlink:type="simple">South Africa</text:a></text:p>
          </table:table-cell>
          <table:table-cell office:value-type="string" calcext:value-type="string">
            <text:p>-0.9 migrant(s)/1,000 population (2017 est.)</text:p>
          </table:table-cell>
          <table:table-cell table:formula="of:=MID([.B187]; 1; FIND(&quot; &quot;; [.B187])-1)" office:value-type="string" office:string-value="-0.9" calcext:value-type="string">
            <text:p>-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od.html" xlink:type="simple">South Sudan</text:a></text:p>
          </table:table-cell>
          <table:table-cell office:value-type="string" calcext:value-type="string">
            <text:p>10.6 migrant(s)/1,000 population (2017 est.)</text:p>
          </table:table-cell>
          <table:table-cell table:formula="of:=MID([.B188]; 1; FIND(&quot; &quot;; [.B188])-1)" office:value-type="string" office:string-value="10.6" calcext:value-type="string">
            <text:p>1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p.html" xlink:type="simple">Spain</text:a></text:p>
          </table:table-cell>
          <table:table-cell office:value-type="string" calcext:value-type="string">
            <text:p>7.8 migrant(s)/1,000 population (2017 est.)</text:p>
          </table:table-cell>
          <table:table-cell table:formula="of:=MID([.B189]; 1; FIND(&quot; &quot;; [.B189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e.html" xlink:type="simple">Sri Lanka</text:a></text:p>
          </table:table-cell>
          <table:table-cell office:value-type="string" calcext:value-type="string">
            <text:p>-1.3 migrant(s)/1,000 population (2017 est.)</text:p>
          </table:table-cell>
          <table:table-cell table:formula="of:=MID([.B190]; 1; FIND(&quot; &quot;; [.B190])-1)" office:value-type="string" office:string-value="-1.3" calcext:value-type="string">
            <text:p>-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u.html" xlink:type="simple">Sudan</text:a></text:p>
          </table:table-cell>
          <table:table-cell office:value-type="string" calcext:value-type="string">
            <text:p>-4.1 migrant(s)/1,000 population (2017 est.)</text:p>
          </table:table-cell>
          <table:table-cell table:formula="of:=MID([.B191]; 1; FIND(&quot; &quot;; [.B191])-1)" office:value-type="string" office:string-value="-4.1" calcext:value-type="string">
            <text:p>-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s.html" xlink:type="simple">Suriname</text:a></text:p>
          </table:table-cell>
          <table:table-cell office:value-type="string" calcext:value-type="string">
            <text:p>0.6 migrant(s)/1,000 population (2017 est.)</text:p>
          </table:table-cell>
          <table:table-cell table:formula="of:=MID([.B192]; 1; FIND(&quot; &quot;; [.B192])-1)" office:value-type="string" office:string-value="0.6" calcext:value-type="string">
            <text:p>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z.html" xlink:type="simple">Swaziland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193]; 1; FIND(&quot; &quot;; [.B19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w.html" xlink:type="simple">Sweden</text:a></text:p>
          </table:table-cell>
          <table:table-cell office:value-type="string" calcext:value-type="string">
            <text:p>5.3 migrant(s)/1,000 population (2017 est.)</text:p>
          </table:table-cell>
          <table:table-cell table:formula="of:=MID([.B194]; 1; FIND(&quot; &quot;; [.B194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z.html" xlink:type="simple">Switzerland</text:a></text:p>
          </table:table-cell>
          <table:table-cell office:value-type="string" calcext:value-type="string">
            <text:p>4.7 migrant(s)/1,000 population (2017 est.)</text:p>
          </table:table-cell>
          <table:table-cell table:formula="of:=MID([.B195]; 1; FIND(&quot; &quot;; [.B195])-1)" office:value-type="string" office:string-value="4.7" calcext:value-type="string">
            <text:p>4.7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sy.html" xlink:type="simple">Syria</text:a></text:p>
          </table:table-cell>
          <table:table-cell office:value-type="string" calcext:value-type="string">
            <text:p>NA (2017 est.)</text:p>
          </table:table-cell>
          <table:table-cell table:formula="of:=MID([.B196]; 1; FIND(&quot; &quot;; [.B196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w.html" xlink:type="simple">Taiwan</text:a></text:p>
          </table:table-cell>
          <table:table-cell office:value-type="string" calcext:value-type="string">
            <text:p>0.9 migrant(s)/1,000 population (2017 est.)</text:p>
          </table:table-cell>
          <table:table-cell table:formula="of:=MID([.B197]; 1; FIND(&quot; &quot;; [.B197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i.html" xlink:type="simple">Tajikistan</text:a></text:p>
          </table:table-cell>
          <table:table-cell office:value-type="string" calcext:value-type="string">
            <text:p>-1.1 migrant(s)/1,000 population (2017 est.)</text:p>
          </table:table-cell>
          <table:table-cell table:formula="of:=MID([.B198]; 1; FIND(&quot; &quot;; [.B198])-1)" office:value-type="string" office:string-value="-1.1" calcext:value-type="string">
            <text:p>-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z.html" xlink:type="simple">Tanzania</text:a></text:p>
          </table:table-cell>
          <table:table-cell office:value-type="string" calcext:value-type="string">
            <text:p>-0.5 migrant(s)/1,000 population (2017 est.)</text:p>
          </table:table-cell>
          <table:table-cell table:formula="of:=MID([.B199]; 1; FIND(&quot; &quot;; [.B199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h.html" xlink:type="simple">Thailand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200]; 1; FIND(&quot; &quot;; [.B200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t.html" xlink:type="simple">Timor-Leste</text:a></text:p>
          </table:table-cell>
          <table:table-cell office:value-type="string" calcext:value-type="string">
            <text:p>-3.9 migrant(s)/1,000 population (2017 est.)</text:p>
          </table:table-cell>
          <table:table-cell table:formula="of:=MID([.B201]; 1; FIND(&quot; &quot;; [.B201])-1)" office:value-type="string" office:string-value="-3.9" calcext:value-type="string">
            <text:p>-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o.html" xlink:type="simple">Togo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202]; 1; FIND(&quot; &quot;; [.B202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n.html" xlink:type="simple">Tonga</text:a></text:p>
          </table:table-cell>
          <table:table-cell office:value-type="string" calcext:value-type="string">
            <text:p>-17.8 migrant(s)/1,000 population (2017 est.)</text:p>
          </table:table-cell>
          <table:table-cell table:formula="of:=MID([.B203]; 1; FIND(&quot; &quot;; [.B203])-1)" office:value-type="string" office:string-value="-17.8" calcext:value-type="string">
            <text:p>-1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d.html" xlink:type="simple">Trinidad and Tobago</text:a></text:p>
          </table:table-cell>
          <table:table-cell office:value-type="string" calcext:value-type="string">
            <text:p>-5.9 migrant(s)/1,000 population (2017 est.)</text:p>
          </table:table-cell>
          <table:table-cell table:formula="of:=MID([.B204]; 1; FIND(&quot; &quot;; [.B204])-1)" office:value-type="string" office:string-value="-5.9" calcext:value-type="string">
            <text:p>-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s.html" xlink:type="simple">Tunisia</text:a></text:p>
          </table:table-cell>
          <table:table-cell office:value-type="string" calcext:value-type="string">
            <text:p>-1.7 migrant(s)/1,000 population (2017 est.)</text:p>
          </table:table-cell>
          <table:table-cell table:formula="of:=MID([.B205]; 1; FIND(&quot; &quot;; [.B205])-1)" office:value-type="string" office:string-value="-1.7" calcext:value-type="string">
            <text:p>-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u.html" xlink:type="simple">Turkey</text:a></text:p>
          </table:table-cell>
          <table:table-cell office:value-type="string" calcext:value-type="string">
            <text:p>-4.5 migrant(s)/1,000 population (2017 est.)</text:p>
          </table:table-cell>
          <table:table-cell table:formula="of:=MID([.B206]; 1; FIND(&quot; &quot;; [.B206])-1)" office:value-type="string" office:string-value="-4.5" calcext:value-type="string">
            <text:p>-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x.html" xlink:type="simple">Turkmenistan</text:a></text:p>
          </table:table-cell>
          <table:table-cell office:value-type="string" calcext:value-type="string">
            <text:p>-1.8 migrant(s)/1,000 population (2017 est.)</text:p>
          </table:table-cell>
          <table:table-cell table:formula="of:=MID([.B207]; 1; FIND(&quot; &quot;; [.B207])-1)" office:value-type="string" office:string-value="-1.8" calcext:value-type="string">
            <text:p>-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k.html" xlink:type="simple">Turks and Caicos Islands</text:a></text:p>
          </table:table-cell>
          <table:table-cell office:value-type="string" calcext:value-type="string">
            <text:p>9.5 migrant(s)/1,000 population (2017 est.)</text:p>
          </table:table-cell>
          <table:table-cell table:formula="of:=MID([.B208]; 1; FIND(&quot; &quot;; [.B208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v.html" xlink:type="simple">Tuvalu</text:a></text:p>
          </table:table-cell>
          <table:table-cell office:value-type="string" calcext:value-type="string">
            <text:p>-6.7 migrant(s)/1,000 population (2017 est.)</text:p>
          </table:table-cell>
          <table:table-cell table:formula="of:=MID([.B209]; 1; FIND(&quot; &quot;; [.B209])-1)" office:value-type="string" office:string-value="-6.7" calcext:value-type="string">
            <text:p>-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g.html" xlink:type="simple">Uganda</text:a></text:p>
          </table:table-cell>
          <table:table-cell office:value-type="string" calcext:value-type="string">
            <text:p>-0.7 migrant(s)/1,000 population (2017 est.)</text:p>
          </table:table-cell>
          <table:table-cell table:formula="of:=MID([.B210]; 1; FIND(&quot; &quot;; [.B210])-1)" office:value-type="string" office:string-value="-0.7" calcext:value-type="string">
            <text:p>-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p.html" xlink:type="simple">Ukraine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211]; 1; FIND(&quot; &quot;; [.B211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e.html" xlink:type="simple">United Arab Emirates</text:a></text:p>
          </table:table-cell>
          <table:table-cell office:value-type="string" calcext:value-type="string">
            <text:p>10.5 migrant(s)/1,000 population (2017 est.)</text:p>
          </table:table-cell>
          <table:table-cell table:formula="of:=MID([.B212]; 1; FIND(&quot; &quot;; [.B212])-1)" office:value-type="string" office:string-value="10.5" calcext:value-type="string">
            <text:p>1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k.html" xlink:type="simple">United Kingdom</text:a></text:p>
          </table:table-cell>
          <table:table-cell office:value-type="string" calcext:value-type="string">
            <text:p>2.5 migrant(s)/1,000 population (2017 est.)</text:p>
          </table:table-cell>
          <table:table-cell table:formula="of:=MID([.B213]; 1; FIND(&quot; &quot;; [.B213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s.html" xlink:type="simple">United States</text:a></text:p>
          </table:table-cell>
          <table:table-cell office:value-type="string" calcext:value-type="string">
            <text:p>3.9 migrant(s)/1,000 population (2017 est.)</text:p>
          </table:table-cell>
          <table:table-cell table:formula="of:=MID([.B214]; 1; FIND(&quot; &quot;; [.B214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y.html" xlink:type="simple">Uruguay</text:a></text:p>
          </table:table-cell>
          <table:table-cell office:value-type="string" calcext:value-type="string">
            <text:p>-0.9 migrant(s)/1,000 population (2017 est.)</text:p>
          </table:table-cell>
          <table:table-cell table:formula="of:=MID([.B215]; 1; FIND(&quot; &quot;; [.B215])-1)" office:value-type="string" office:string-value="-0.9" calcext:value-type="string">
            <text:p>-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z.html" xlink:type="simple">Uzbekistan</text:a></text:p>
          </table:table-cell>
          <table:table-cell office:value-type="string" calcext:value-type="string">
            <text:p>-2.2 migrant(s)/1,000 population (2017 est.)</text:p>
          </table:table-cell>
          <table:table-cell table:formula="of:=MID([.B216]; 1; FIND(&quot; &quot;; [.B216])-1)" office:value-type="string" office:string-value="-2.2" calcext:value-type="string">
            <text:p>-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h.html" xlink:type="simple">Vanuatu</text:a></text:p>
          </table:table-cell>
          <table:table-cell office:value-type="string" calcext:value-type="string">
            <text:p>-1.4 migrant(s)/1,000 population (2017 est.)</text:p>
          </table:table-cell>
          <table:table-cell table:formula="of:=MID([.B217]; 1; FIND(&quot; &quot;; [.B217])-1)" office:value-type="string" office:string-value="-1.4" calcext:value-type="string">
            <text:p>-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e.html" xlink:type="simple">Venezuela</text:a></text:p>
          </table:table-cell>
          <table:table-cell office:value-type="string" calcext:value-type="string">
            <text:p>-1.2 migrant(s)/1,000 population (2017 est.)</text:p>
          </table:table-cell>
          <table:table-cell table:formula="of:=MID([.B218]; 1; FIND(&quot; &quot;; [.B218])-1)" office:value-type="string" office:string-value="-1.2" calcext:value-type="string">
            <text:p>-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m.html" xlink:type="simple">Vietnam</text:a></text:p>
          </table:table-cell>
          <table:table-cell office:value-type="string" calcext:value-type="string">
            <text:p>-0.3 migrant(s)/1,000 population (2017 est.)</text:p>
          </table:table-cell>
          <table:table-cell table:formula="of:=MID([.B219]; 1; FIND(&quot; &quot;; [.B219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q.html" xlink:type="simple">Virgin Islands</text:a></text:p>
          </table:table-cell>
          <table:table-cell office:value-type="string" calcext:value-type="string">
            <text:p>-7.5 migrant(s)/1,000 population (2017 est.)</text:p>
          </table:table-cell>
          <table:table-cell table:formula="of:=MID([.B220]; 1; FIND(&quot; &quot;; [.B220])-1)" office:value-type="string" office:string-value="-7.5" calcext:value-type="string">
            <text:p>-7.5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7/geos/wf.html" xlink:type="simple">Wallis and Futuna</text:a></text:p>
          </table:table-cell>
          <table:table-cell office:value-type="string" calcext:value-type="string">
            <text:p>-4.7 migrant(s)/1,000 population</text:p>
            <text:p>note: there has been steady emigration from Wallis and Futuna to New Caledonia (2017 est.)</text:p>
          </table:table-cell>
          <table:table-cell table:formula="of:=MID([.B221]; 1; FIND(&quot; &quot;; [.B221])-1)" office:value-type="string" office:string-value="-4.7" calcext:value-type="string">
            <text:p>-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e.html" xlink:type="simple">West Bank</text:a></text:p>
          </table:table-cell>
          <table:table-cell office:value-type="string" calcext:value-type="string">
            <text:p>-4.5 migrant(s)/1,000 population (2017 est.)</text:p>
          </table:table-cell>
          <table:table-cell table:formula="of:=MID([.B222]; 1; FIND(&quot; &quot;; [.B222])-1)" office:value-type="string" office:string-value="-4.5" calcext:value-type="string">
            <text:p>-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ym.html" xlink:type="simple">Yemen</text:a></text:p>
          </table:table-cell>
          <table:table-cell office:value-type="string" calcext:value-type="string">
            <text:p>0.4 migrant(s)/1,000 population (2017 est.)</text:p>
          </table:table-cell>
          <table:table-cell table:formula="of:=MID([.B223]; 1; FIND(&quot; &quot;; [.B223])-1)" office:value-type="string" office:string-value="0.4" calcext:value-type="string">
            <text:p>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za.html" xlink:type="simple">Zambia</text:a></text:p>
          </table:table-cell>
          <table:table-cell office:value-type="string" calcext:value-type="string">
            <text:p>0 migrant(s)/1,000 population (2017 est.)</text:p>
          </table:table-cell>
          <table:table-cell table:formula="of:=MID([.B224]; 1; FIND(&quot; &quot;; [.B224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zi.html" xlink:type="simple">Zimbabwe</text:a></text:p>
          </table:table-cell>
          <table:table-cell office:value-type="string" calcext:value-type="string">
            <text:p>-8.5 migrant(s)/1,000 population (2017 est.)</text:p>
          </table:table-cell>
          <table:table-cell table:formula="of:=MID([.B225]; 1; FIND(&quot; &quot;; [.B225])-1)" office:value-type="string" office:string-value="-8.5" calcext:value-type="string">
            <text:p>-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8T14:30:51.430000000</meta:creation-date>
    <dc:date>2023-07-18T14:35:37.947000000</dc:date>
    <meta:editing-duration>PT4M46S</meta:editing-duration>
    <meta:editing-cycles>1</meta:editing-cycles>
    <meta:document-statistic meta:table-count="1" meta:cell-count="674" meta:object-count="0"/>
    <meta:generator>LibreOffice/6.2.4.2$Windows_X86_64 LibreOffice_project/2412653d852ce75f65fbfa83fb7e7b669a126d64</meta:generator>
  </office:meta>
</office:document-meta>
</file>